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edicateAttributesTests.andBoth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AttributesTests.orBoth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AttributesTests.orLeft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AttributesTests.andRight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AttributesTests.negate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redicateAttributesTests.creat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redicateAttributesTests.andBoth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dAttributePredicate.AddAttributePredicate( boolean result ,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redicateAttributesTests.orRight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AttributesTests.orBoth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dAttributePredicate.test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redicateAttributesTests.negate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redicateAttributesTests.andLeft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